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Arial" style:font-name-complex="Arial" fo:font-size="12pt" style:font-size-asian="12pt" fo:language="en" fo:country="US"/>
    </style:style>
    <style:style style:name="P2" style:parent-style-name="Standaard" style:family="paragraph">
      <style:text-properties style:font-name="Arial" style:font-name-complex="Arial" fo:font-size="12pt" style:font-size-asian="12pt" fo:language="en" fo:country="US"/>
    </style:style>
    <style:style style:name="T3" style:parent-style-name="Standaardalinea-lettertype" style:family="text">
      <style:text-properties style:font-name="Arial" style:font-name-complex="Arial" fo:font-size="12pt" style:font-size-asian="12pt"/>
    </style:style>
    <style:style style:name="T4" style:parent-style-name="Standaardalinea-lettertype" style:family="text">
      <style:text-properties style:font-name="Arial" style:font-name-complex="Arial" fo:font-size="12pt" style:font-size-asian="12pt"/>
    </style:style>
    <style:style style:name="T5" style:parent-style-name="Standaardalinea-lettertype" style:family="text">
      <style:text-properties style:font-name="Arial" style:font-name-complex="Arial" fo:font-size="12pt" style:font-size-asian="12pt"/>
    </style:style>
    <style:style style:name="T6" style:parent-style-name="Standaardalinea-lettertype" style:family="text">
      <style:text-properties style:font-name="Arial" style:font-name-complex="Arial" fo:font-size="12pt" style:font-size-asian="12pt"/>
    </style:style>
    <style:style style:name="T7" style:parent-style-name="Standaardalinea-lettertype" style:family="text">
      <style:text-properties style:font-name="Arial" style:font-name-complex="Arial" fo:font-size="12pt" style:font-size-asian="12pt"/>
    </style:style>
    <style:style style:name="T8" style:parent-style-name="Standaardalinea-lettertype" style:family="text">
      <style:text-properties style:font-name="Arial" style:font-name-complex="Arial" fo:font-size="12pt" style:font-size-asian="12pt"/>
    </style:style>
    <style:style style:name="T9" style:parent-style-name="Standaardalinea-lettertype" style:family="text">
      <style:text-properties style:font-name="Arial" style:font-name-complex="Arial" fo:font-size="12pt" style:font-size-asian="12pt" fo:language="en" fo:country="US"/>
    </style:style>
    <style:style style:name="T10" style:parent-style-name="Standaardalinea-lettertype" style:family="text">
      <style:text-properties style:font-name="Arial" style:font-name-complex="Arial" fo:font-size="12pt" style:font-size-asian="12pt"/>
    </style:style>
    <style:style style:name="T11" style:parent-style-name="Standaardalinea-lettertype" style:family="text">
      <style:text-properties style:font-name="Arial" style:font-name-complex="Arial" fo:font-size="12pt" style:font-size-asian="12pt"/>
    </style:style>
    <style:style style:name="T12" style:parent-style-name="Standaardalinea-lettertype" style:family="text">
      <style:text-properties style:font-name="Arial" style:font-name-complex="Arial" fo:font-size="12pt" style:font-size-asian="12pt"/>
    </style:style>
  </office:automatic-styles>
  <office:body>
    <office:text text:use-soft-page-breaks="true">
      <text:p text:style-name="P1">Concept<text:s/>FUN</text:p>
      <text:p text:style-name="P2"/>
      <text:p text:style-name="Standaard"><text:span text:style-name="T3">Voor FUN zullen we in d</text:span><text:span text:style-name="T4">e applicatie een database moeten implementeren. We waren van plan om een soort accounts te gaan gebruiken voor de gebruikers van het bord. Deze accounts moeten gebruik gaan maken van verschillende waardes die opgeslagen moeten worden<text:s/></text:span><text:span text:style-name="T5">in die database. We wilde dat elk account<text:s/></text:span><text:span text:style-name="T6">bepaalde waardes moesten krijgen zoals naam en wachtwoord. Hiernaast wilde we groepen invoeren. Het idee was dat mensen dan met een groepje spellen konden spelen en zo meer spellen kunnen doen dan 2 persoons spelletjes.</text:span><text:span text:style-name="T7"><text:s/>Ook deze groepen moeten bepaalde waardes gaan opslaan als groepsfoto of naam.</text:span><text:span text:style-name="T8"><text:s/>Er zullen ook bepaalde waardes moeten worden opgeslagen voor elk spel dat er is. Dit is voor het filteren van elk spel op aantal spelers of genre. Als laatste zou er nog per spel bepaalde<text:s/></text:span><text:span text:style-name="T9">tables</text:span><text:span text:style-name="T10"><text:s/>worden gemaakt voor dingen als pionnen, speelbord, beurten of scores.</text:span><text:span text:style-name="T11"><text:s/>Elk spel heeft zijn eigen<text:s/></text:span><text:span text:style-name="T12">unieke benodigdheden gezien elk spel andere pionnen gebruikt. Dit zal ongeveer de database uiteindelijk worden. We zullen ook nog gebruik moeten maken van query’s om deze data op te vragen zodat we die data kunnen gebruiken in elk spel. Ook zullen de query’s voor gebruikers en groepen zodat elke spelsessie scores kan opslaan onder een bepaalde perso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inz Spapens</meta:initial-creator>
    <dc:creator>Heinz Spapens</dc:creator>
    <meta:creation-date>2018-06-18T17:57:00Z</meta:creation-date>
    <dc:date>2018-06-18T18:36:00Z</dc:date>
    <meta:template xlink:href="Normal" xlink:type="simple"/>
    <meta:editing-cycles>1</meta:editing-cycles>
    <meta:editing-duration>PT2280S</meta:editing-duration>
    <meta:document-statistic meta:page-count="1" meta:paragraph-count="2" meta:word-count="187" meta:character-count="1254" meta:row-count="8" meta:non-whitespace-character-count="1069"/>
  </office:meta>
</office:document-meta>
</file>